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Text_20_body" style:list-style-name="L3"/>
    <style:style style:name="P3" style:family="paragraph" style:parent-style-name="Text_20_body" style:list-style-name="L5"/>
    <style:style style:name="P4" style:family="paragraph" style:parent-style-name="Text_20_body" style:list-style-name="L7"/>
    <style:style style:name="P5" style:family="paragraph" style:parent-style-name="Text_20_body" style:list-style-name="L8"/>
    <style:style style:name="P6" style:family="paragraph" style:parent-style-name="Text_20_body" style:list-style-name="L5">
      <style:paragraph-properties fo:margin-top="0in" fo:margin-bottom="0in"/>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language="grc" fo:country="GR"/>
    </style:style>
    <style:style style:name="T4" style:family="text">
      <style:text-properties fo:font-style="italic"/>
    </style:style>
    <style:style style:name="T5" style:family="text">
      <style:text-properties fo:language="la" fo:country="VA" fo:font-weight="bold" style:font-weight-asian="bold" style:font-weight-complex="bold"/>
    </style:style>
    <style:style style:name="T6" style:family="text">
      <style:text-properties fo:language="la" fo:country="VA" fo:font-weight="normal" style:font-weight-asian="normal" style:font-weight-complex="normal"/>
    </style:style>
    <style:style style:name="T7" style:family="text">
      <style:text-properties fo:language="de" fo:country="DE"/>
    </style:style>
    <style:style style:name="T8"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archie in der westlichen Kultur </text:h>
      <text:p text:style-name="Text_20_body">Das Wort Anarchie besteht aus dem altgriechischen Wort „<text:span text:style-name="T3">ἀναρχία”</text:span> (<text:span text:style-name="T3">anarchía) </text:span>und bedeutet in seiner ursprünglichen Form: ‚Herrschaftslosigkeit‘. Das griechische Präfix <text:span text:style-name="T3">ἀ ist ein „</text:span><text:span text:style-name="T7">Alpha</text:span><text:span text:style-name="T3"> privativum” und bewirkt die Abwesenheit, Umkehrung oder Wirkungslosigkeit des nächsten Wortes „ἀρχία” (archía), welches ,Herrschaft' bedeutet. Das ist interessant, weil es kein Wort zu geben scheint, welches direkt „Herrschaftslosigkeit” bedeutet, oder?</text:span></text:p>
      <text:p text:style-name="Text_20_body">„Anarchie“ als Wort blieb bist zum Mittelalter eben diese wertneutrale Beschreibung der Abwesenheit von Herrschaft bis sie dann von unterschiedlichen philosophischen und humanwissenschaftlichen Denkschulen umgedeutet wurde, um einen Haufen verschiedender Gesellschaftsordnungen zu meinen. </text:p>
      <text:p text:style-name="Text_20_body">[Denkschulen: philosophisch. Humanwissenschaft: Mensch als Forschungsobjekt, interdisziplinär, Anthropologie. Nicht Wirtschafts- und Politikwissenschaften]</text:p>
      <text:p text:style-name="Text_20_body">Diese Denkschulen sind</text:p>
      <text:list xml:id="list1445780498" text:style-name="L3">
        <text:list-item>
          <text:p text:style-name="P2">Anarchismus: Anarchie einerseits eine politische Utopie, andererseits ihre reale Umsetzung.</text:p>
        </text:list-item>
        <text:list-item>
          <text:p text:style-name="P2">Sozialanthropologie und politischen Anthropologie: Gesellschaftsordnungen von bestimmten indigenen Völkern als Anarchien charakterisieren. [Knackpunkt: Es gibt Ethnologen (<text:span text:style-name="T2">slide!</text:span> Marshall Sahlins) die indigene Gesellschaftsordnungen als gleichwertig zur westlichen Kultur ansehen]</text:p>
        </text:list-item>
        <text:list-item>
          <text:p text:style-name="P2">„Internationale Beziehungen“ in der politischen Theorie.</text:p>
        </text:list-item>
      </text:list>
      <text:p text:style-name="Text_20_body">Alle verschiedenen Definitionen der Gesellschaftsform „Anarchie“ weisen Herrschaft ab. Herrschaft wird als repressiver Modus von Macht, als lenkende Zentralgewalt, der man sich nicht einfach entziehen kann, als Staat, verstanden. Freiwillig angenommene Autoritäten (Mentoren, Trainer, Berater, Shamane, Kriegshäuptling, Vereinte Nationen) sind mit Anarchie vereinbar. Anarchien enthalten auch soziale Normen, Regeln und institutionalisierte Abwehr der Entstehung von Herrschaft.</text:p>
      <text:p text:style-name="Text_20_body">[Eben diese institutionalisierte Abwehr sollen in späteren Ausarbeitungen im Zentrum stehen. Es gibt bestimmt auch Anarchien ohne diese Abwehreigenschaft, aber dann bestimmt nicht lange, oder?]</text:p>
      <text:h text:style-name="Heading_20_1" text:outline-level="1">Begriffsgeschichte</text:h>
      <text:p text:style-name="Text_20_body"><text:span text:style-name="T2">Slide!</text:span> Die Dichter Homer und Herodot nennen Anarchia eine Gruppe Menschen oder Soldaten ohne Anführer. </text:p>
      <text:p text:style-name="Text_20_body"><text:span text:style-name="T2">Slide! </text:span>Bei Xenophon wird der Begriff erstmals für Herrscherlosigkeit verwendet: die „Anarchia“ ist ein Zeitraum ohne obersten Staatsbeamten, den Archon. [Hier steht der Zeitraum im Vordergrund. Temporär.]</text:p>
      <text:p text:style-name="Text_20_body"><text:span text:style-name="T2">Slide!</text:span> Euripides bezeichnet damit Seeleute ohne Leiter. </text:p>
      <text:p text:style-name="Text_20_body"><text:span text:style-name="T2">Slide! </text:span>Aristoteles beschrieb Anarchie als „Situation von Sklaven ohne Herren“. </text:p>
      <text:p text:style-name="Text_20_body"><text:span text:style-name="T8">Das lateinische Lehnwort „anarchia“, ist im antiken Rom nicht bekannt, deshalb taucht es erst im Mittelalter wieder auf: </text:span></text:p>
      <text:p text:style-name="Text_20_body"><text:span text:style-name="T2">Slide! </text:span><text:span text:style-name="T8">Niccolò Machiavelli nutzt den Begriff Anarchie wohl zum ersten Mal negativ: Zur Beschreibung von Degenerationserscheinungen der Demokratie. Machiavellis Staatstheorie unterscheidet in Anlehnung an Aristoteles zwischen drei positiven (Monarchie, Aristokratie und Demokratie) und drei negativen Herrschaftsformen (Tyrannei, Oligarchie und Anarchie) [Platon und die meisten Alten Griechen sind aus heutiger Sicht nicht die Vorbildfunktionen für </text:span><text:soft-page-break/><text:span text:style-name="T8">Staatenleehre]</text:span></text:p>
      <text:p text:style-name="Text_20_body"><text:span text:style-name="T2">Slide! </text:span>Max Nettlau, war Sprachforscher, wurde durch Erben unabhängig und wandte sich der Erforschung der Geschichte des Anarchismus zu. </text:p>
      <text:p text:style-name="Text_20_body"><text:span text:style-name="T2">Slide! </text:span>Im deutschen Sprachraum wurde Anarchie wohl im „Lexicon Philosophicon“ zu erst erwähnt.</text:p>
      <text:p text:style-name="Text_20_body"><text:span text:style-name="T5">Slide! </text:span>„<text:span text:style-name="T7">ANARCHIE existiert, wenn es keinen Senat, kein Recht und kein Gesetz gibt. Sie ist von größerem Übel als die Tyrannei.“</text:span></text:p>
      <text:p text:style-name="Text_20_body"><text:span text:style-name="T5">Slide! </text:span>Immanuel Kant definierte Anarchie als „Gesetz und Freiheit ohne Gewalt“. </text:p>
      <text:p text:style-name="Text_20_body"><text:span text:style-name="T5">Slide! </text:span>Während der französischen Revolution wird die Personenbezeichnung „Anarchist“ erstmals mit negativer Konnotation versehen: Allem Anschein nach ist es der Girondist Jacques Pierre Brissot, der ihn in einer Wahlrede vom 23. Mai 1793 zur Diskreditierung des politischen Gegners benutzt. </text:p>
      <text:p text:style-name="Text_20_body"><text:span text:style-name="T5">Slide! </text:span><text:span text:style-name="T6">Die Faq (Anarchy FAQ) behauptet, dass vor und während vieler Revolutionen Anarchisten es geschafft haben, kleine Anarchien zu errichten. Von der nächsten autoritären Gruppe sind diese aber als Feinde der Revolution erkannt und beseitigt worden. So auch in der französischen Revolution, aber auch in der russischen. </text:span></text:p>
      <text:p text:style-name="Text_20_body"><text:span text:style-name="T6">[Dies ist sicherlich auch eine weitere, interessante These: Haben die Anarchisten unfreiwillig alle anderen politische Parteien, Staatsformen und Gesellschaftsordnungen zum Todfeind? Ich vermute aus Gesprächen mit CDUlern und Kommunisten, dass dies der Fall ist. Dann wären alle totalitären Systeme untereinander ähnlicher als Einzelne im Verhältnis zur Anarchie ]</text:span></text:p>
      <text:p text:style-name="Text_20_body"><text:span text:style-name="T5">Slide!</text:span><text:span text:style-name="T6"> Im gleichen Jahr formuliert William Godwin in seinem Werk „Enquiry Concerning Political Justice, and its Influence on General Virtue and Happiness“, dass jedwede obrigkeitliche Gewalt als ein Eingriff in die private Urteilskraft anzusehen sei. Seine Ideen werden lange Zeit nicht aufgenommen. </text:span></text:p>
      <text:p text:style-name="P1"><text:span text:style-name="T6">"Die Natur der Anarchie ist nie hinreichend verstanden worden. Sie ist zweifellos ein schreckliches Unheil, aber sie ist weniger schrecklich als der Despotismus. Wo die Anarchie Hunderte erschlagen hat, hat der Despotismus Millionen über Millionen geopfert, mit dem einzigen Ergebnis, dass die Unwissenheit, die Schlechtigkeiten und das Elend der Menschen verewigt wurden. Die Anarchie ist ein kurzlebiges Unheil, während der Despotismus nahezu unsterblich ist. (...) Der Despotismus ist es, dem die Anarchie ihren Stachel verdankt."</text:span></text:p>
      <text:p text:style-name="Text_20_body"><text:span text:style-name="T6"/></text:p>
      <text:p text:style-name="Text_20_body"><text:span text:style-name="T5">Slide! </text:span><text:span text:style-name="T6">Erst Pierre Joseph Proudhon bezeichnet sich selbst in positivem Sinne als Anarchist und stellt die wesentlichen Elemente des Anarchismus in seinem Werk „Qu’est-ce que la propriété?“ zusammen. Er formuliert: „Eigentum ist Diebstahl.“</text:span></text:p>
      <text:p text:style-name="Text_20_body"><text:span text:style-name="T2">Slide! </text:span>Im deutschsprachigen Raum sprach sich Ludwig Börne als erster für Anarchie in der Gesellschaft aus: </text:p>
      <text:p text:style-name="P7">„Nicht darauf kommt es an, daß die Macht in dieser oder jener Hand sich befinde: die Macht selbst muß vermindert werden, in welcher Hand sie sich auch befinde. Aber noch kein Herrscher hat die Macht, die er besaß, und wenn er sie auch noch so edel gebrauchte, freiwillig schwächen lassen. Die Herrschaft kann nur beschränkt werden, wenn sie herrenlos – Freiheit geht nur aus Anarchie hervor. Von dieser Notwendigkeit der Revolution dürfen wir das Gesicht nicht abwenden, weil sie so traurig ist. Wir müssen als Männer der Gefahr fest ins Auge blicken und dürfen nicht zittern vor dem Messer des Wundarztes. Freiheit geht nur aus Anarchie hervor – das ist unsere Meinung, so haben wir die Lehren der Geschichte verstanden.“</text:p>
      <text:p text:style-name="P8">Börne ist war ein interessanter Mensch folgende Zitate kennt man vielleicht von ihm:</text:p>
      <text:list xml:id="list297958879" text:style-name="L5">
        <text:list-item>
          <text:p text:style-name="P6"><text:soft-page-break/><text:span text:style-name="T4">Vieles kann der Mensch entbehren, nur den Menschen nicht</text:span> </text:p>
        </text:list-item>
        <text:list-item>
          <text:p text:style-name="P3"><text:span text:style-name="T4">Nichts ist von Dauer, nur die Veränderung!</text:span> </text:p>
        </text:list-item>
      </text:list>
      <text:p text:style-name="Text_20_body">Erwähnenswert: </text:p>
      <text:list xml:id="list1663603664" text:style-name="L7">
        <text:list-item>
          <text:p text:style-name="P4"><text:span text:style-name="T4">Im Dienste der Wahrheit genügt es nicht, Geist zu zeigen, man muß auch Mut zeigen</text:span> (Börne: <text:span text:style-name="T4">Über Deutschland, von Heine</text:span>). </text:p>
        </text:list-item>
        <text:list-item>
          <text:p text:style-name="P4"><text:span text:style-name="T4">Seit ich fühle, habe ich Goethe gehaßt, seit ich denke, weiß ich warum</text:span> (Börne: <text:span text:style-name="T4">Briefe aus Paris</text:span>). </text:p>
        </text:list-item>
      </text:list>
      <text:p text:style-name="P8"/>
      <text:p text:style-name="Text_20_body"><text:span text:style-name="T2">Slide! </text:span>Der Autor <text:a xlink:type="simple" xlink:href="https://de.wikipedia.org/wiki/David_Edelstadt">David Edelstadt</text:a> formulierte in einem Gedicht:</text:p>
      <text:p text:style-name="P7">„Eine Welt in der keiner regieren soll, über die Arbeit und Mühe eines anderen, […] Das ist Anarchie. Eine Welt in der Freiheit jeden beglückt, den Schwachen den Starken ‚ihn’ und ‚sie’ wo ‚deins’ und ‚meins’ keinen unterdrücken wird – Das ist Anarchie.“</text:p>
      <text:p text:style-name="Text_20_body"><text:span text:style-name="T2">Slide!</text:span> Der Anarchismus in Spanien ist ein Kapitel für sich, welches ist noch kaum angefangen habe. Vor allem verbindet sich der Anarchismus sich hier sehr stark mit dem Sozialismus zum Anarchosyndikalismus. <text:s/></text:p>
      <text:p text:style-name="Text_20_body">Hier eine Zusammenfassung: </text:p>
      <text:p text:style-name="Text_20_body">1936 gab es in Spanien eine profunde anarchistische Revolution:</text:p>
      <text:list xml:id="list2129958115" text:style-name="L8">
        <text:list-item>
          <text:p text:style-name="P5">Mehr als 75% der Unternehmen der spanischen Wirtschaft wurden der Herrschaft der Arbeiter unterworfen. In Bereichen mit starken sozialistischem Einfluss war der Anteil niedriger (!)</text:p>
        </text:list-item>
        <text:list-item>
          <text:p text:style-name="P5">Die Fabriken wurden von Arbeiterkomitees betrieben, landwirtschaftliche Flächen wurden kollektiviert und als „Freie Kommunen“ betrieben. Auch Unternehmen wie Hotels, Friseursalons und Restaurants wurden kollektiviert und von ihren Mitarbeitern betrieben.</text:p>
        </text:list-item>
        <text:list-item>
          <text:p text:style-name="P5">George Orwell schreibt: „Ich war mehr oder weniger durch Zufall in die einzige Gemeinschaft von nennenswerter Größe in Westeuropa gekommen, wo politisches Bewusstsein und Zweifel am Kapitalismus normaler waren als das Gegenteil. Hier in Aragonien lebte man unter Zehntausenden von Menschen, die hauptsächlich, wenn auch nicht vollständig, aus der Arbeiterklasse stammten. Sie lebten alle auf dem gleichen Niveau unter den Bedingungen der Gleichheit. Theoretisch herrschte vollkommene Gleichheit, und selbst in der Praxis war man nicht weit davon entfernt. In gewisser Weise ließe sich wahrhaftig sagen, dass man hier einen Vorgeschmack des Sozialismus erlebte. Damit meine ich, dass die geistige Atmosphäre des Sozialismus vorherrschte. Viele normale Motive des zivilisierten Lebens – Snobismus, Geldschinderei, Furcht vor dem Boss und so weiter – hatten einfach aufgehört zu existieren. Die normale Klasseneinteilung der Gesellschaft war in einem Umfang verschwunden, wie man es sich in der geldgeschwängerten Luft Englands fast nicht vorstellen kann. Niemand lebte dort außer den Bauern und uns selbst, und niemand hatte einen Herrn über sich.“</text:p>
        </text:list-item>
        <text:list-item>
          <text:p text:style-name="P5">In den kollektivierten Gebieten orientierte man sich am Grundprinzip „Jeder nach seinen Fähigkeiten, jedem nach seinen Bedürfnissen.“<text:bookmark text:name="cite_ref-101"/>[10] An einigen Stellen in den anarchistisch organisierten Gebieten war Geld völlig eliminiert und durch Gutscheine ersetzt worden. Unter diesem System hatte Ware oft nur ein Viertel ihrer vorigen Kosten.</text:p>
        </text:list-item>
        <text:list-item>
          <text:p text:style-name="P5">Die anarchistische Kommunen produzierten mehr als vor der Kollektivierung. Insbesondere im Rüstungssektor gelang eine hohe Steigerung der Produktivität. Statt 25 Fabriken im September 1936 arbeiteten im Juli 1937 300 Betriebe mit einer Gesamtbelegschaft von 150.000 Arbeitern in der Kriegsindustrie, wo die Produktion um 30–40 % stieg. </text:p>
        </text:list-item>
        <text:list-item>
          <text:p text:style-name="P5"><text:soft-page-break/>Auch im Dienstleistungssektor war eine große Produktivitätssteigerung zu verzeichnen, hier sind besonders die Verkehrsbetriebe Barcelonas zu erwähnen, die mit 700 Straßenbahnen 100 mehr als vor dem Putsch betrieben und die Eigenproduktion der Ausrüstungsgegenstände von vorher 2 % auf 98 % steigerte. Die selbstgebauten Wagen waren leichter und größer als die alten, so dass die Einnahmen um 15–20 % gesteigert werden konnten, obwohl die Fahrpreise heruntergesetzt worden waren. Die Landwirtschaft steigerte beispielsweise in Katalonien ihre Erträge um 40 %.</text:p>
        </text:list-item>
        <text:list-item>
          <text:p text:style-name="P5">Die kürzlich befreiten Zonen arbeiteten nach völlig libertären Prinzipien; Entscheidungen trafen Räte und Versammlungen ohne irgendeine Art von Bürokratie. (Anzumerken ist, dass zu dieser Zeit die CNT-FAI-Führung nicht annähernd so radikal war wie die eingetragenen Mitglieder, die für diese raschen Veränderungen verantwortlich waren.)</text:p>
        </text:list-item>
        <text:list-item>
          <text:p text:style-name="P5">Zusätzlich zur ökonomischen Revolution war da ein Geist der kulturellen Revolution. Unterdrückerische Tradition waren verschwunden. Zum Beispiel war den Frauen Abtreibungen erlaubt, und die Idee der freien Liebe wurde populär. In vielerlei Beziehung war dieser Geist der kulturellen Revolution ähnlich der der Bewegung der „Neuen Linken“ in den 1960er Jahren.</text:p>
        </text:list-item>
        <text:list-item>
          <text:p text:style-name="P5">Und das Ende: Die Kommunisten und die Republikaner betreiben Gegenrevolution. Als Francisco Franco 1939 die Macht übernahm, ließt er zehntausende von politischen Dissidenten erschießen. Ich vermute, dass Anarchisten keine Kommunisten leiden können.</text:p>
        </text:list-item>
      </text:list>
      <text:p text:style-name="Text_20_body"><text:span text:style-name="T2">Slide!</text:span> Das selbe elendige Ende bereiteten die Kommunisten (Bolschewiki) in Russland der Machnowschtschina 1922 in Russland.</text:p>
      <text:h text:style-name="Heading_20_1" text:outline-level="1">Anarchie in indigenen Kulturen</text:h>
      <text:h text:style-name="Heading_20_2" text:outline-level="2">Mapuche</text:h>
      <text:p text:style-name="Text_20_body">Die Mapuche sind ein indigenes Volk Südamerikas. <text:span text:style-name="T2">Slide!</text:span> Ihr angestammtes Gebiet erstreckt sich auf die Staaten Chile und Argentinien. Sie waren traditionell zumeist Ackerbauern oder Fischer. Bei den vorkolonialen Mapuche handelte es sich um Halbnomaden, die nur in geringem Maße Land- und Viehwirtschaft betrieben. Sie lebten in zahlenmäßig kleinen Familienverbänden, so genannten Lofches, die autarke und autonome Einheiten bildeten. Sie kannten weder größere Dörfer noch Städte. Auch das Rad war unbekannt. Die Mapuche widersetzten sich der spanischen Kolonisation mit erbitterter und, im Gegensatz zu den meisten anderen indigenen Völkern Amerikas, häufig erfolgreicher Gegenwehr. Ihnen ist es als einzigem indigenen Volk Amerikas über lange Zeit hinweg gelungen, die Unabhängigkeit zu bewahren. Ihr Land verwalten die Mapuche noch heute in Gemeineigentum.</text:p>
      <text:p text:style-name="Text_20_body"><text:span text:style-name="T2">Slide!</text:span> Die Reche-Mapuche besaßen bis zum Auftauchen der spanischen Kolonisatoren eine gesellschaftliche Struktur, die frei von jeglicher Herrschaft war und keine festen territorialen Grenzen oder Barrieren zwischen den gesellschaftlichen Schichten kannte. Ordnung wurde durch soziale Bindungen wie Verwandtschaften oder Allianzen hergestellt, die frei eingegangen werden konnten. Diese Deutung des Gesellschaftsmodells der Mapuche als einer dem Anarchismus nahestehenden Form des Zusammenlebens, wird auch von Vertretern der Mapuche selbst verfochten.</text:p>
      <text:p text:style-name="Text_20_body">Die neuzeitlichen politischen Anthropologie beging leider den Fehler, dass sie keine Gesellschaft ohne Herrschaft denken konnte und die herrschaftsfreien Gesellschaft der Mapuche deshalb stets nur im Hinblick auf Funktionsträger wie „Häuptlinge“ (etwa die temporären Kriegshäuptlinge der Mapuche) oder Schamanen untersucht habe. </text:p>
      <text:p text:style-name="Text_20_body">In der ursprünglichen Mapuche-Gesellschaft hatten derartige Personen durchaus Macht (im Sinne <text:soft-page-break/>von Einfluss), nicht aber über die zur Durchsetzung von tatsächlicher Herrschaft nötigen Zwangs- und Gewaltmittel verfügt. Wer sich ihnen nicht beugen wollte, ging eigene Wege und wurde in Ruhe gelassen. Auch gab es bei den Reche-Mapuche keine universelle Gottesfigur. Anders als Maya und Azteken kannten sie keine zentralen Gottheiten und Repräsentationsinstanzen der religiösen Sphäre, die von allen vorbehaltlos anzuerkennen waren.</text:p>
      <text:p text:style-name="Text_20_body">So sahen denn auch die spanischen Konquistadoren in den Mapuche eine Art Gegenbild zum eigenen, straff hierarchisch organisierten System: „Sie haben kein Oberhaupt, sie erkennen keine Obrigkeiten an, sie haben keine Sprache, sie haben kein Gesetz, ihnen fehlen Glaube und Ansehen“ (Holdenis Casanova Guarda)</text:p>
      <text:p text:style-name="Text_20_body">Jedenfalls wird eine ethnozentristische Betrachtung der Ur-Mapuche als Mangelgesellschaft ohne Staat, ohne Schrift, ohne Geschichte und ohne Markt der Wirklichkeit insoweit nicht gerecht, als sie ausblendet, dass es diesen Gesellschaften durchaus gelungen war, eine befriedigende Beherrschung der natürlichen Umwelt zu erreichen, die den Bedürfnissen ihrer Lebensweise voll entsprach. Die herkömmliche Vorstellung von „Entwicklung“, die von einer Parallelität von ökonomischer Entwicklung und der Entwicklung politischer Machtstrukturen ausgeht, ist für eine Deutung dieser Form von Gemeinwesen nach Ansicht vieler nicht geeignet.</text:p>
      <text:h text:style-name="Heading_20_2" text:outline-level="2">San </text:h>
      <text:p text:style-name="Standard">Der Begriff San bezeichnet eine Reihe ethnischer Gruppen im südlichen Afrika. Die San gelten als dessen erste Bewohner und stehen möglicherweise sogar an der Wurzel des menschlichen Stammbaums insgesamt, wie genetische Untersuchungen zeigen. Ergebnisse der Analyse von mtDNA sowie die Klicksprachen der San legen ebenfalls eine Verbindung zu den frühesten menschlichen Vorfahren nahe. Aus anthropologischer Sicht ist die hohe genetische Variation bemerkenswert, die für die frühesten Menschen charakteristisch ist.</text:p>
      <text:p text:style-name="Standard">Der Ursprung des Wortes San ist nicht bekannt, in der Nama-Sprache der Khoisan bedeutet San jedoch soviel wie Fremder, Nichtsnutz oder Bandit. </text:p>
      <text:p text:style-name="Text_20_body"><text:span text:style-name="T2">Slide!</text:span> Im Jahre 1904, im Anschluss an den Krieg gegen die Herero, ging die deutsche Schutztruppe auf dem Gebiet der damaligen Kolonie Deutsch-Südwestafrika (dem heutigen Namibia) ähnlich gegen die San vor. Allein in Botswana fand keine systematische Verfolgung der San durch Europäer statt, hier kam es jedoch seit Ende der 1990er Jahre zu Menschenrechtsverletzungen und Vertreibung. Bis zur Unabhängigkeit Namibias im Jahre 1990 setzte die südafrikanische Armee etwa 3000 San als Fährtensucher gegen die Unabhängigkeitsbewegung SWAPO ein. Ähnlich gingen die portugiesischen Kolonialherren in Angola vor, was nach der Unabhängigkeit Angolas zur weitgehenden Vertreibung der San führte.</text:p>
      <text:h text:style-name="Heading_20_3" text:outline-level="3"><text:bookmark text:name="Gesellschaftsordnung"/>Gesellschaftsordnung</text:h>
      <text:p text:style-name="Text_20_body"><text:span text:style-name="T2">Slide!</text:span> Die San zählen zu den egalitären Gesellschaften, die sich ohne ein übergeordnetes politisches Führungssystem organisieren. Auch eine formale Rechtsprechung wird nicht ausgeübt. Verstöße gegen die moralischen Grundsätze der San werden schlimmstenfalls mit einem Ausschluss aus der Gemeinschaft geahndet. Mobile Kleingruppen von oft 40 bis zu höchstens 200 Menschen setzen sich – neben verwandtschaftlichen Beziehungen – nach persönlichen Vorlieben flexibel zusammen. Über Gruppenbelange (wie Jagd, Ortswechsel usw.) wird gemeinsam entschieden. Einfluss auf Entscheidungen haben hierbei individuelle Erfahrungen, Kenntnisse und Überzeugungskraft. Spezialisierte Berufe sind nicht bekannt. Allerdings findet eine Arbeitsteilung nach Geschlechtern statt. Die Jagd auf größeres Wild wird ausschließlich von Männern durchgeführt.</text:p>
      <text:p text:style-name="Text_20_body"><text:span text:style-name="T2">Slide!</text:span> Viele San arbeiten im südlichen Afrika als Landarbeiter. Alkoholismus wird als besonderes Problem genannt, das zum Verlust eigener Lebensweisen beiträgt. Die San können möglicherweise Alkohol nicht dehydrogenieren. Schlechte Lebensbedingungen, Vertreibung und Verletzung ihrer Rechte trägt weiter zur Verbreitung gesundheitlicher Probleme bei. Auch die Vertreibung von ihrem <text:soft-page-break/>Land ist im gesamten südlichen Afrika ein Problem, wodurch die Lage der Indigenen weiter verschlechtert wird.</text:p>
      <text:p text:style-name="Text_20_body">In einem Ombili-Schule-Projekt vermittelt eine Stiftung Schulisches Wissen an San-Kinder. Von diesen wird aber parallel dazu über eine Entfremdung zur ursprünglichen Lebensweise berichtet. Sie kehren nach der Internatszeit als „Besitzer des Schattens“ in ihre Dörfer zurück. Damit wird gemeint, dass sie ohne Antrieb herumsitzen. Wegen Mangels an entsprechendem Lehrpersonal gibt es in der Schule keinen Muttersprachenunterricht. <text:s/>Namibia. Auch eine Rinderzucht ist dort im Aufbau. Diese Farm wurde von Deutschen Hilfsorganisationen (z. B. Lions Mosbach) aufgekauft und der Ombili-Stiftung gespendet. Damit stehen den rund 400 auf Ombili angesiedelten Buschleuten etwa 3000 Hektar Land für die Farmerei zur Verfügung.<text:bookmark text:name="cite_ref-15"/>[14]</text:p>
      <text:p text:style-name="Text_20_body"><text:bookmark text:name="Galerie"/></text:p>
      <text:p text:style-name="Text_20_body"/>
      <text:p text:style-name="Text_20_body"/>
      <text:h text:style-name="Heading_20_1" text:outline-level="1">Quellen</text:h>
      <text:p text:style-name="Text_20_body"><text:a xlink:type="simple" xlink:href="https://de.wikipedia.org/wiki/Anarchie">https://de.wikipedia.org/wiki/Anarchie</text:a> 2013-02-28</text:p>
      <text:p text:style-name="Text_20_body"><text:a xlink:type="simple" xlink:href="http://dadaweb.de/wiki/Anarchie_-_Zur_Geschichte_eines_Reiz-_und_Schlagwortes">http://dadaweb.de/wiki/Anarchie_-_Zur_Geschichte_eines_Reiz-_und_Schlagwortes</text:a> 2013-02-28</text:p>
      <text:p text:style-name="Text_20_body"/>
      <text:p text:style-name="Text_20_body">Anarchismus Historiker</text:p>
      <text:p text:style-name="Text_20_body">https://de.wikipedia.org/wiki/Max_Nettl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Lohit Hindi" style:font-size-complex="18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ne </meta:initial-creator>
    <meta:creation-date>2013-02-28T11:45:19</meta:creation-date>
    <dc:date>2013-02-28T16:33:44</dc:date>
    <dc:creator>one </dc:creator>
    <meta:editing-duration>PT4H44M54S</meta:editing-duration>
    <meta:editing-cycles>25</meta:editing-cycles>
    <meta:generator>LibreOffice/3.5$Linux_x86 LibreOffice_project/350m1$Build-2</meta:generator>
    <meta:document-statistic meta:table-count="0" meta:image-count="0" meta:object-count="0" meta:page-count="6" meta:paragraph-count="71" meta:word-count="2442" meta:character-count="18176" meta:non-whitespace-character-count="15795"/>
  </office:meta>
</office:document-meta>
</file>